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d108" officeooo:paragraph-rsid="001ed108"/>
    </style:style>
    <style:style style:name="P2" style:family="paragraph" style:parent-style-name="Standard">
      <style:paragraph-properties fo:text-align="justify" style:justify-single-word="false"/>
      <style:text-properties officeooo:rsid="001ed108" officeooo:paragraph-rsid="001ed108"/>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officeooo:rsid="001f2e96" officeooo:paragraph-rsid="001f2e96"/>
    </style:style>
    <style:style style:name="P5" style:family="paragraph" style:parent-style-name="Standard">
      <style:paragraph-properties fo:text-align="justify" style:justify-single-word="false"/>
      <style:text-properties fo:font-weight="bold" officeooo:rsid="001ed108" officeooo:paragraph-rsid="001ed108" style:font-weight-asian="bold" style:font-weight-complex="bold"/>
    </style:style>
    <style:style style:name="P6" style:family="paragraph" style:parent-style-name="Standard">
      <style:paragraph-properties fo:text-align="center" style:justify-single-word="false"/>
      <style:text-properties fo:font-weight="bold" officeooo:rsid="001ed108" officeooo:paragraph-rsid="001ed108" style:font-weight-asian="bold" style:font-weight-complex="bold"/>
    </style:style>
    <style:style style:name="P7" style:family="paragraph" style:parent-style-name="Standard">
      <style:paragraph-properties fo:text-align="center" style:justify-single-word="false" fo:break-before="page"/>
      <style:text-properties officeooo:rsid="001ed108" officeooo:paragraph-rsid="001ed108"/>
    </style:style>
    <style:style style:name="P8" style:family="paragraph" style:parent-style-name="Standard">
      <style:paragraph-properties fo:text-align="center" style:justify-single-word="false"/>
      <style:text-properties fo:font-size="14pt" officeooo:rsid="001ed108" officeooo:paragraph-rsid="001ed108" style:font-size-asian="14pt" style:font-size-complex="14pt"/>
    </style:style>
    <style:style style:name="P9" style:family="paragraph" style:parent-style-name="Standard">
      <style:paragraph-properties fo:text-align="justify" style:justify-single-word="false"/>
      <style:text-properties officeooo:paragraph-rsid="0022a6c3"/>
    </style:style>
    <style:style style:name="P10" style:family="paragraph" style:parent-style-name="Standard">
      <style:paragraph-properties fo:text-align="justify" style:justify-single-word="false"/>
      <style:text-properties officeooo:rsid="002499b8" officeooo:paragraph-rsid="002499b8"/>
    </style:style>
    <style:style style:name="P11" style:family="paragraph" style:parent-style-name="Standard">
      <style:paragraph-properties fo:text-align="justify" style:justify-single-word="false"/>
      <style:text-properties officeooo:rsid="00256500" officeooo:paragraph-rsid="00256500"/>
    </style:style>
    <style:style style:name="P12" style:family="paragraph" style:parent-style-name="Standard">
      <style:paragraph-properties fo:text-align="justify" style:justify-single-word="false" fo:break-before="page"/>
      <style:text-properties officeooo:paragraph-rsid="00256500"/>
    </style:style>
    <style:style style:name="P13" style:family="paragraph" style:parent-style-name="Heading_20_1">
      <style:paragraph-properties fo:text-align="center" style:justify-single-word="false"/>
      <style:text-properties fo:font-size="24pt" style:font-size-asian="24pt" style:font-size-complex="24pt"/>
    </style:style>
    <style:style style:name="T1" style:family="text">
      <style:text-properties officeooo:rsid="001ed108"/>
    </style:style>
    <style:style style:name="T2" style:family="text">
      <style:text-properties officeooo:rsid="0022a6c3"/>
    </style:style>
    <style:style style:name="T3" style:family="text">
      <style:text-properties officeooo:rsid="00256500"/>
    </style:style>
    <style:style style:name="T4" style:family="text">
      <style:text-properties fo:font-variant="normal" fo:text-transform="none" fo:color="#000000" fo:letter-spacing="normal"/>
    </style:style>
    <style:style style:name="T5" style:family="text">
      <style:text-properties fo:font-variant="normal" fo:text-transform="none" fo:color="#000000" style:font-name="roboto" fo:font-size="13.5pt" fo:letter-spacing="normal" fo:font-style="normal" fo:font-weight="normal"/>
    </style:style>
    <style:style style:name="T6" style:family="text">
      <style:text-properties fo:font-variant="normal" fo:text-transform="none" fo:color="#000000" style:font-name="roboto" fo:font-size="13.5pt" fo:letter-spacing="normal" fo:font-style="normal" fo:font-weight="normal" officeooo:rsid="0027b88b"/>
    </style:style>
    <style:style style:name="T7" style:family="text">
      <style:text-properties fo:font-weight="bold" officeooo:rsid="001ed108" style:font-weight-asian="bold" style:font-weight-complex="bold"/>
    </style:style>
    <style:style style:name="T8" style:family="text">
      <style:text-properties fo:font-weight="bold" officeooo:rsid="00256500" style:font-weight-asian="bold" style:font-weight-complex="bold"/>
    </style:style>
    <style:style style:name="T9" style:family="text">
      <style:text-properties officeooo:rsid="0027b8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Segurança na Web</text:h>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Fl<text:span text:style-name="T1">á</text:span>vio <text:span text:style-name="T1">Rodrigues de Brito Dias Batista</text:span></text:p>
      <text:p text:style-name="P3"/>
      <text:p text:style-name="P3"/>
      <text:p text:style-name="P8">Sorocaba, 17 de Fevereiro de 2021</text:p>
      <text:p text:style-name="P6"><text:soft-page-break/>Introdução</text:p>
      <text:p text:style-name="P1"/>
      <text:p text:style-name="P4"><text:tab/>Aplicações na web possuem um ramo conhecido como <text:span text:style-name="T1">Web application security </text:span>é um ramo da segurança da informação que é responsável por cuidar da segurança de websites, aplicações web e serviços. <text:span text:style-name="T2">Existem meios de mitigar algumas das inseguranças que afligem a web como adição de camadas de segurança que ajudam também a detectar ataques como data injection e/ou cross-site scripting. Dentre as diversas áreas que devem ser monitoradas como conexão, entre alguns como os protocolos TLS e HTTPS; segurança de dados utilizando coockies, vazamento de informações através de sites que armazenam dados sensíveis dos usuários e como eles armazenam e as medidas de seguranças adotadas para proteger estes dados; privacidade também é um assunto que deve ser relevado, visto que se pode obter muita informação sobre alguém na internet, afinal o quanto deve ser informado e enviado para terceiros ao navegar sendo isso feito consciente ou não pelo usuário.</text:span></text:p>
      <text:p text:style-name="P12"><text:span text:style-name="T7">10 principais riscos de segurança de aplicativos da Web </text:span><text:span text:style-name="T8">(</text:span><text:span text:style-name="T5">OWASP, </text:span><text:span text:style-name="T6">2017</text:span><text:span text:style-name="T8">)</text:span></text:p>
      <text:p text:style-name="P5"/>
      <text:p text:style-name="P2"><text:tab/>Injeção. Falhas de injeção, como SQL, NoSQL, OS e injeção LDAP, ocorrem quando dados não confiáveis <text:span text:style-name="T9">s</text:span>ão enviados a um intérprete como parte de um comando ou consulta. Os dados hostis do invasor podem induzir o intérprete a executar comandos indesejados ou acessar dados sem a autorização adequada.</text:p>
      <text:p text:style-name="P2"><text:tab/>Autenticação quebrada. As funções do aplicativo relacionadas à autenticação e gerenciamento de sessão são muitas vezes implementadas incorretamente, permitindo que os invasores comprometam senhas, chaves ou tokens de sessão ou explorem outras falhas de implementação para assumir as identidades de outros usuários temporária ou permanentemente.</text:p>
      <text:p text:style-name="P2"><text:tab/>Exposição de dados confidenciais. Muitos aplicativos da web e APIs não protegem adequadamente dados confidenciais, como finanças, saúde e PII. Os invasores podem roubar ou modificar esses dados fracamente protegidos para conduzir fraude de cartão de crédito, roubo de identidade ou outros crimes. Os dados confidenciais podem ser comprometidos sem proteção extra, como criptografia em repouso ou em trânsito, e requerem precauções especiais quando trocados <text:span text:style-name="T9">n</text:span>o navegador.</text:p>
      <text:p text:style-name="P2"><text:tab/>Entidades externas XML (XXE). Muitos processadores XML mais antigos ou mal configurados avaliam referências de entidades externas em documentos XML. As entidades externas podem ser usadas para divulgar arquivos internos usando o manipulador de URI de arquivo, compartilhamentos de arquivos internos, varredura de porta interna, execução remota de código e ataques de negação de serviço.</text:p>
      <text:p text:style-name="P2"><text:tab/>Controle de acesso quebrado. As restrições sobre o que os usuários autenticados têm permissão para fazer muitas vezes não são aplicadas de forma adequada. Os invasores podem explorar essas falhas para acessar funcionalidades e / ou dados não autorizados, como acessar contas de outros usuários, visualizar arquivos confidenciais, modificar dados de outros usuários, alterar direitos de acesso, etc.</text:p>
      <text:p text:style-name="P2"><text:tab/>Configuração incorreta de segurança. A configuração incorreta de segurança é o problema mais comum. Isso geralmente é o resultado de configurações padrão inseguras, configurações incompletas ou ad hoc, armazenamento em nuvem aberta, cabeçalhos HTTP configurados incorretamente e mensagens de erro detalhadas contendo informações confidenciais.</text:p>
      <text:p text:style-name="P2"><text:tab/>Cross-Site Scripting (XSS). As falhas de XSS ocorrem sempre que um aplicativo inclui dados não confiáveis ​​em uma nova página da web sem validação ou escape adequado, ou atualiza uma página da web existente com dados fornecidos pelo usuário usando uma API do navegador que pode criar HTML ou JavaScript. O XSS permite que os invasores executem scripts no navegador da vítima, que podem sequestrar sessões do usuário, desfigurar sites ou redirecionar o usuário para sites maliciosos.</text:p>
      <text:p text:style-name="P2"><text:tab/>Desserialização insegura. A desserialização insegura geralmente leva à execução remota de código. Mesmo se as falhas de desserialização não resultarem na execução remota de código, elas podem ser usadas para realizar ataques, incluindo ataques de repetição, ataques de injeção e ataques de escalonamento de privilégios.</text:p>
      <text:p text:style-name="P2"><text:tab/><text:span text:style-name="T9">V</text:span>ulnerabilidades conhecidas. Componentes, como bibliotecas, estruturas e outros módulos de software, são executados com os mesmos privilégios do aplicativo. Se um componente vulnerável for explorado, esse tipo de ataque pode facilitar a perda de dados graves ou o controle do servidor. Aplicativos e APIs que usam componentes com vulnerabilidades conhecidas podem minar as defesas do aplicativo e permitir vários ataques e impactos.</text:p>
      <text:p text:style-name="P2"><text:tab/><text:span text:style-name="T9">Loggin</text:span> e monitoramento insuficientes. O registro e o monitoramento insuficientes, juntamente com a integração ausente ou ineficaz com a resposta a incidentes, permitem que os invasores ataquem ainda mais os sistemas, mantenham a persistência, se articulem para mais sistemas e violem, extraiam ou destruam dados.</text:p>
      <text:p text:style-name="P7">Conclusão</text:p>
      <text:p text:style-name="P1"/>
      <text:p text:style-name="P10"><text:tab/>A segurança na web tende a ser negligenciada ou deixada para depois no planejamento de sites e apps que usam interface online, web-app, assim com o tempo diversas vulnerabilidade foram descobertas mas mesmo assim exitem aquelas que passam despercebidas e são exploradas por atacantes nas redes que podem injetar códigos arbitrários ou direcionar ou controlar o trafego do usuario como exemplificado anteriormente. </text:p>
      <text:p text:style-name="P7">Referencias</text:p>
      <text:p text:style-name="P1"/>
      <text:p text:style-name="P9"><text:span text:style-name="T2">web application security. In: Wikipedia, enciclopédia livre. Disponível em &lt;https://en.wikipedia.org/wiki/Web_application_security&gt;. Acesso em: 18 de fev. 2021.</text:span></text:p>
      <text:p text:style-name="P9"/>
      <text:p text:style-name="P9"><text:s/>"OWASP Top 10 - 2017: The Ten Most Critical Web Application Security Risks". Open Web Application Security Project. 2017. <text:span text:style-name="T2">Disponível em &lt;https://owasp.org/www-project-top-ten/&gt;. Acesso em: 18 fev. 2021</text:span>.</text:p>
      <text:p text:style-name="P9"/>
      <text:p text:style-name="P11">web security. In: MDN web docs, mozilla. Disponível em &lt;https://developer.mozilla.org/en-US/docs/Web/Security&gt;. Acesso em 18 de fev. 2021.</text:p>
      <text:p text:style-name="P11"/>
      <text:p text:style-name="P11">O que é segurança de aplicações web?. In: Cloudflare. Disponível em &lt;https://www.cloudflare.com/pt-br/learning/security/what-is-web-application-security/&gt;. Acesso em 18 fev. 2021.</text:p>
      <text:p text:style-name="P11"/>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21:16:49.533324799</meta:creation-date>
    <dc:date>2021-02-18T20:03:19.688117532</dc:date>
    <meta:editing-duration>PT13M49S</meta:editing-duration>
    <meta:editing-cycles>3</meta:editing-cycles>
    <meta:generator>LibreOffice/6.0.7.3$Linux_X86_64 LibreOffice_project/00m0$Build-3</meta:generator>
    <meta:document-statistic meta:table-count="0" meta:image-count="0" meta:object-count="0" meta:page-count="6" meta:paragraph-count="23" meta:word-count="862" meta:character-count="6018" meta:non-whitespace-character-count="5163"/>
  </office:meta>
</office:document-meta>
</file>